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0f9cb" officeooo:paragraph-rsid="0030f9cb"/>
    </style:style>
    <style:style style:name="P2" style:family="paragraph" style:parent-style-name="Standard">
      <style:text-properties officeooo:rsid="0031c322" officeooo:paragraph-rsid="0031c322"/>
    </style:style>
    <style:style style:name="P3" style:family="paragraph" style:parent-style-name="Standard">
      <style:text-properties officeooo:rsid="0031dd6b" officeooo:paragraph-rsid="0031dd6b"/>
    </style:style>
    <style:style style:name="T1" style:family="text">
      <style:text-properties officeooo:rsid="0031dd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lacing and Transforming part 1</text:p>
      <text:p text:style-name="P1"/>
      <text:p text:style-name="P2">Hello, in this video we will be discussing replacing </text:p>
      <text:p text:style-name="P2"/>
      <text:p text:style-name="P2">it is a very common task to run through a container of data, and make replacements to the elements. Once example might be that you want to convert from tab delimited data to comma delimited. Using functions like std::replace and std::replace_if make this task very easy</text:p>
      <text:p text:style-name="P2"/>
      <text:p text:style-name="P2">Here are the function signatures for replace and replace_if. Notice that they both only allow a single replacement value, and that replace_if only allows you to choose what gets replace, not what it gets replaced with. </text:p>
      <text:p text:style-name="P2"/>
      <text:p text:style-name="P2">Std::replace will replace all elements that equal the old_value with the the new value. Std::replace_if will replace all of the elements where the predicate returns true with the new value. The predicate should have the following signature and not modify any values of the range. <text:span text:style-name="T1">Lets take a look at some example code. </text:span></text:p>
      <text:p text:style-name="P2"/>
      <text:p text:style-name="P3">&lt;replace.cpp&gt;</text:p>
      <text:p text:style-name="P3"/>
      <text:p text:style-name="P3">In the next video we will continue this topic and look at replace_copy. Thank you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3-21T22:00:43.283035794</dc:date>
    <meta:editing-duration>P2DT13H27M24S</meta:editing-duration>
    <meta:editing-cycles>18</meta:editing-cycles>
    <meta:generator>LibreOffice/6.0.7.3$Linux_X86_64 LibreOffice_project/00m0$Build-3</meta:generator>
    <meta:document-statistic meta:table-count="0" meta:image-count="0" meta:object-count="0" meta:page-count="1" meta:paragraph-count="7" meta:word-count="167" meta:character-count="1000" meta:non-whitespace-character-count="837"/>
  </office:meta>
</office:document-meta>
</file>